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1.667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Номер: {{ number }}</text:p>
            <text:p text:style-name="P3">{{ date }}</text:p>
          </table:table-cell>
          <table:table-cell table:style-name="Таблица1.A1" office:value-type="string">
            <text:p text:style-name="P4">{% otdel|Отдел %}</text:p>
          </table:table-cell>
        </table:table-row>
      </table:table>
      <text:p text:style-name="P1"/>
      <text:p text:style-name="P1"/>
      <text:p text:style-name="P1">{{ begin_title }}Второстепенный — 2/1/1{{ end_title }}</text:p>
      <text:p text:style-name="P1"/>
      <text:p text:style-name="P2">Всем привет, это тестовая печатная форма для тестирования системы Openchain — Документооборот. Такие дела. Это второстепенный документ, и он должен подчиняться второстепенному документу 2 - 1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одпись: _____________</text:p>
      <text:p text:style-name="P2">Дата: <text:span text:style-name="T1">{{ date_held 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ator </meta:initial-creator>
    <meta:creation-date>2011-08-20T21:57:05</meta:creation-date>
    <dc:date>2011-08-20T22:21:48</dc:date>
    <dc:creator>viator </dc:creator>
    <meta:editing-duration>PT00H16M31S</meta:editing-duration>
    <meta:editing-cycles>7</meta:editing-cycles>
    <meta:generator>OpenOffice.org/3.2$Linux OpenOffice.org_project/320m12$Build-9483</meta:generator>
    <meta:document-statistic meta:table-count="1" meta:image-count="0" meta:object-count="0" meta:page-count="1" meta:paragraph-count="7" meta:word-count="49" meta:character-count="335"/>
  </office:meta>
</office:document-meta>
</file>